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7092F109977D939264.png" manifest:media-type="image/png"/>
  <manifest:file-entry manifest:full-path="Pictures/1000000000000234000000D9BBD71826701EE8FE.png" manifest:media-type="image/png"/>
  <manifest:file-entry manifest:full-path="Pictures/1000000000000287000001A81AE9C88E8552A0FE.png" manifest:media-type="image/png"/>
  <manifest:file-entry manifest:full-path="Pictures/10000000000001FD00000159B66C62B5F5938D01.png" manifest:media-type="image/png"/>
  <manifest:file-entry manifest:full-path="Pictures/10000000000001D00000012C632CCF055E9D3A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7" text:anchor-type="char" svg:x="0.497cm" svg:y="0.415cm" svg:width="15.743cm" svg:height="9.737cm" draw:z-index="0"><draw:image xlink:href="Pictures/10000000000002530000017092F109977D93926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Figura6" text:anchor-type="char" svg:x="0.827cm" svg:y="0.679cm" svg:width="14.923cm" svg:height="5.741cm" draw:z-index="1"><draw:image xlink:href="Pictures/1000000000000234000000D9BBD71826701EE8F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9" text:anchor-type="char" svg:x="-0.245cm" svg:y="0.316cm" svg:width="14.189cm" svg:height="9.297cm" draw:z-index="2"><draw:image xlink:href="Pictures/1000000000000287000001A81AE9C88E8552A0FE.png" xlink:type="simple" xlink:show="embed" xlink:actuate="onLoad" draw:mime-type="image/png"/></draw:frame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draw:frame draw:style-name="fr1" draw:name="Figura8" text:anchor-type="char" svg:x="0.517cm" svg:y="0.212cm" svg:width="10.412cm" svg:height="7.057cm" draw:z-index="3"><draw:image xlink:href="Pictures/10000000000001FD00000159B66C62B5F5938D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Figura10" text:anchor-type="char" svg:x="0.24cm" svg:y="0.289cm" svg:width="12.277cm" svg:height="7.938cm" draw:z-index="4"><draw:image xlink:href="Pictures/10000000000001D00000012C632CCF055E9D3A6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3T09:28:30.900000000</meta:creation-date>
    <dc:date>2021-08-13T09:30:33.782000000</dc:date>
    <meta:editing-duration>PT2M3S</meta:editing-duration>
    <meta:editing-cycles>1</meta:editing-cycles>
    <meta:generator>LibreOffice/7.1.3.2$Windows_X86_64 LibreOffice_project/47f78053abe362b9384784d31a6e56f8511eb1c1</meta:generator>
    <meta:document-statistic meta:table-count="0" meta:image-count="5" meta:object-count="0" meta:page-count="2" meta:paragraph-count="4" meta:word-count="0" meta:character-count="200" meta:non-whitespace-character-count="0"/>
  </office:meta>
</office:document-meta>
</file>